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Heading_20_1">
      <style:paragraph-properties fo:text-align="center" style:justify-single-word="false"/>
    </style:style>
    <style:style style:name="P5" style:family="paragraph" style:parent-style-name="Preformatted_20_Text">
      <style:paragraph-properties fo:margin-top="0cm" fo:margin-bottom="0.499cm" style:contextual-spacing="false"/>
    </style:style>
    <style:style style:name="P6" style:family="paragraph" style:parent-style-name="List_20_Contents">
      <style:paragraph-properties fo:margin-top="0cm" fo:margin-bottom="0.499cm" style:contextual-spacing="false"/>
    </style:style>
    <style:style style:name="P7" style:family="paragraph" style:parent-style-name="Quotations" style:list-style-name="L2"/>
    <style:style style:name="P8" style:family="paragraph" style:parent-style-name="Quotations" style:list-style-name="L2">
      <style:paragraph-properties fo:margin-top="0cm" fo:margin-bottom="0cm" style:contextual-spacing="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knife cookbook</text:h>
      <text:p text:style-name="P1">A cookbook is the fundamental unit of configuration and policy distribution in Chef. Each cookbook defines a scenario, such as everything needed to install and configure MySQL, and then it contains all of the components that are required to support that scenario, including:</text:p>
      <text:list xml:id="list3705483426720277925" text:style-name="L1">
        <text:list-item>
          <text:p text:style-name="P3">Attribute values that are set on nodes </text:p>
        </text:list-item>
        <text:list-item>
          <text:p text:style-name="P3">Definitions that allow the creation of reusable collections of resources </text:p>
        </text:list-item>
        <text:list-item>
          <text:p text:style-name="P3">File distributions </text:p>
        </text:list-item>
        <text:list-item>
          <text:p text:style-name="P3">Libraries that extend Chef and/or provide helpers to Ruby code </text:p>
        </text:list-item>
        <text:list-item>
          <text:p text:style-name="P3">Recipes that specify which resources to manage and the order in which those resources will be applied </text:p>
        </text:list-item>
        <text:list-item>
          <text:p text:style-name="P3">Custom resources and providers </text:p>
        </text:list-item>
        <text:list-item>
          <text:p text:style-name="P3">Templates </text:p>
        </text:list-item>
        <text:list-item>
          <text:p text:style-name="P2">Metadata about recipes (including dependencies), version constraints, supported platforms, and so on </text:p>
        </text:list-item>
      </text:list>
      <text:p text:style-name="Text_20_body">The <text:span text:style-name="Strong_20_Emphasis">knife cookbook</text:span> subcommand is used to interact with cookbooks that are located on the Chef Server or the local Chef repository.</text:p>
      <text:p text:style-name="Text_20_body">This subcommand has the following syntax:</text:p>
      <text:p text:style-name="P5">$ knife cookbook [ARGUMENT] (options)</text:p>
      <text:p text:style-name="Text_20_body">Note</text:p>
      <text:p text:style-name="Text_20_body">Review the list of <text:a xlink:type="simple" xlink:href="http://docs.opscode.com/knife_common_options.html"><text:span text:style-name="Strong_20_Emphasis">common options</text:span></text:a> available to this (and all) Knife subcommands and plugins.</text:p>
      <text:section text:style-name="Sect1" text:name="bulk-delete">
        <text:h text:style-name="Heading_20_2" text:outline-level="2">bulk delete</text:h>
        <text:p text:style-name="Text_20_body">The <text:span text:style-name="Teletype">bulk delete</text:span> argument is used to delete cookbook files that match a pattern defined by a regular expression. The regular expression must be within quotes and not be surrounded by forward slashes (/).</text:p>
        <text:section text:style-name="Sect1" text:name="syntax">
          <text:h text:style-name="Heading_20_3" text:outline-level="3">Syntax</text:h>
          <text:p text:style-name="Text_20_body">This argument has the following syntax:</text:p>
          <text:p text:style-name="P5">$ knife cookbook bulk delete REGEX (options)</text:p>
        </text:section>
        <text:section text:style-name="Sect1" text:name="options">
          <text:h text:style-name="Heading_20_3" text:outline-level="3">Options</text:h>
          <text:p text:style-name="Text_20_body">This argument has the following options:</text:p>
          <text:p text:style-name="List_20_Heading"><text:span text:style-name="Teletype">-p</text:span>, <text:span text:style-name="Teletype">--purge</text:span> </text:p>
          <text:p text:style-name="P6">Indicates that a cookbook (or cookbook version) will be removed entirely from the Chef Server. This action should be used carefully because only one copy of any single file is stored on the Chef Server. Consequently, purging a cookbook will disable any other cookbook that references one or more files from a cookbook that has been purged. </text:p>
          <text:section text:style-name="Sect1" text:name="knife-rb-settings">
            <text:h text:style-name="Heading_20_4" text:outline-level="4">knife.rb Settings</text:h>
            <text:p text:style-name="Text_20_body">Note</text:p>
            <text:p text:style-name="Text_20_body"><text:soft-page-break/>See <text:a xlink:type="simple" xlink:href="http://docs.opscode.com/config_rb_knife.html"><text:span text:style-name="Strong_20_Emphasis">knife.rb</text:span></text:a> for more information about how to add optional settings to the knife.rb file.</text:p>
            <text:p text:style-name="Text_20_body">The following <text:span text:style-name="Teletype">knife client create</text:span> settings can be added to the knife.rb file:</text:p>
            <text:p text:style-name="List_20_Heading"><text:span text:style-name="Teletype">knife[:admin]</text:span> </text:p>
            <text:p text:style-name="List_20_Contents">Use to add the <text:span text:style-name="Teletype">--admin</text:span> option. </text:p>
            <text:p text:style-name="List_20_Heading"><text:span text:style-name="Teletype">knife[:file]</text:span> </text:p>
            <text:p text:style-name="P6">Use to add the <text:span text:style-name="Teletype">--file</text:span> option. </text:p>
          </text:section>
        </text:section>
        <text:section text:style-name="Sect1" text:name="examples">
          <text:h text:style-name="Heading_20_3" text:outline-level="3">Examples</text:h>
          <text:p text:style-name="Text_20_body">For example:</text:p>
          <text:p text:style-name="P5">$ knife cookbook bulk delete "^[0-9]{3}$" -p</text:p>
        </text:section>
      </text:section>
      <text:section text:style-name="Sect1" text:name="create">
        <text:h text:style-name="Heading_20_2" text:outline-level="2">create</text:h>
        <text:p text:style-name="Text_20_body">The <text:span text:style-name="Teletype">create</text:span> argument is used to create a new cookbook directory on the local machine, including the following directories and files:</text:p>
        <text:list xml:id="list6126287073486411002" text:style-name="L2">
          <text:list-item>
            <text:p text:style-name="P8">cookbook/attributes </text:p>
          </text:list-item>
          <text:list-item>
            <text:p text:style-name="P8">cookbook/CHANGELOG.md </text:p>
          </text:list-item>
          <text:list-item>
            <text:p text:style-name="P8">cookbook/definitions </text:p>
          </text:list-item>
          <text:list-item>
            <text:p text:style-name="P8">cookbook/files/default </text:p>
          </text:list-item>
          <text:list-item>
            <text:p text:style-name="P8">cookbook/libraries </text:p>
          </text:list-item>
          <text:list-item>
            <text:p text:style-name="P8">cookbook/metadata.rb </text:p>
          </text:list-item>
          <text:list-item>
            <text:p text:style-name="P8">cookbook/providers </text:p>
          </text:list-item>
          <text:list-item>
            <text:p text:style-name="P8">cookbook/README.md (or .rdoc) </text:p>
          </text:list-item>
          <text:list-item>
            <text:p text:style-name="P8">cookbook/recipes/default.rb </text:p>
          </text:list-item>
          <text:list-item>
            <text:p text:style-name="P8">cookbook/resources </text:p>
          </text:list-item>
          <text:list-item>
            <text:p text:style-name="P7">cookbook/templates/default </text:p>
          </text:list-item>
        </text:list>
        <text:p text:style-name="Text_20_body">After the cookbook is created, it can be uploaded to the Chef Server using the <text:span text:style-name="Teletype">knife upload</text:span> argument.</text:p>
        <text:section text:style-name="Sect1" text:name="id1">
          <text:h text:style-name="Heading_20_3" text:outline-level="3">Syntax</text:h>
          <text:p text:style-name="Text_20_body">This argument has the following syntax:</text:p>
          <text:p text:style-name="P5">$ knife cookbook create COOKBOOK_NAME (options)</text:p>
        </text:section>
        <text:section text:style-name="Sect1" text:name="id2">
          <text:h text:style-name="Heading_20_3" text:outline-level="3">Options</text:h>
          <text:p text:style-name="Text_20_body">This argument has the following options:</text:p>
          <text:p text:style-name="List_20_Heading"><text:span text:style-name="Teletype">-c COPYRIGHT_HOLDER</text:span>, <text:span text:style-name="Teletype">--copyright COPYRIGHT_HOLDER</text:span> </text:p>
          <text:p text:style-name="List_20_Contents">The name of the copyright holder. This option will place a copyright notice that contains the name of the copyright holder in each of the pre-created files. If this option is not specified, a copyright name of “your_company_name” will be used instead; it can be easily modified later. </text:p>
          <text:p text:style-name="List_20_Heading"><text:span text:style-name="Teletype">-i LICENSE</text:span>, <text:span text:style-name="Teletype">--license LICENSE</text:span> </text:p>
          <text:p text:style-name="List_20_Contents">The type of license under which a cookbook is distributed: <text:span text:style-name="Teletype">apachev2</text:span>, <text:span text:style-name="Teletype">gplv2</text:span>, <text:span text:style-name="Teletype">gplv3</text:span>, <text:span text:style-name="Teletype">mit</text:span>, or <text:span text:style-name="Teletype">none</text:span> (default). This option will place the appropriate license notice in the pre-<text:soft-page-break/>created files. Be aware of the licenses for files inside of a cookbook and be sure to follow any restrictions they describe. </text:p>
          <text:p text:style-name="List_20_Heading"><text:span text:style-name="Teletype">-m EMAIL</text:span>, <text:span text:style-name="Teletype">--email EMAIL</text:span> </text:p>
          <text:p text:style-name="List_20_Contents">The email address for the individual who maintains the cookbook. This option will place an email address in each of the pre-created files. If this option is not specified, an email name of “your_email” will be used instead; it can be easily modified later. </text:p>
          <text:p text:style-name="List_20_Heading"><text:span text:style-name="Teletype">-o PATH</text:span>, <text:span text:style-name="Teletype">--cookbook-path PATH</text:span> </text:p>
          <text:p text:style-name="List_20_Contents">The directory in which cookbook are created. This can be a colon-separated path. </text:p>
          <text:p text:style-name="List_20_Heading"><text:span text:style-name="Teletype">-r FORMAT</text:span>, <text:span text:style-name="Teletype">--readme-format FORMAT</text:span> </text:p>
          <text:p text:style-name="P6">The document format of the readme file: <text:span text:style-name="Teletype">md</text:span> (markdown) and <text:span text:style-name="Teletype">rdoc</text:span> (Ruby docs). </text:p>
          <text:section text:style-name="Sect1" text:name="id3">
            <text:h text:style-name="Heading_20_4" text:outline-level="4">knife.rb Settings</text:h>
            <text:p text:style-name="Text_20_body">Note</text:p>
            <text:p text:style-name="Text_20_body">See <text:a xlink:type="simple" xlink:href="http://docs.opscode.com/config_rb_knife.html"><text:span text:style-name="Strong_20_Emphasis">knife.rb</text:span></text:a> for more information about how to add optional settings to the knife.rb file.</text:p>
            <text:p text:style-name="Text_20_body">The following <text:span text:style-name="Teletype">knife client create</text:span> settings can be added to the knife.rb file:</text:p>
            <text:p text:style-name="List_20_Heading"><text:span text:style-name="Teletype">knife[:admin]</text:span> </text:p>
            <text:p text:style-name="List_20_Contents">Use to add the <text:span text:style-name="Teletype">--admin</text:span> option. </text:p>
            <text:p text:style-name="List_20_Heading"><text:span text:style-name="Teletype">knife[:file]</text:span> </text:p>
            <text:p text:style-name="P6">Use to add the <text:span text:style-name="Teletype">--file</text:span> option. </text:p>
          </text:section>
        </text:section>
        <text:section text:style-name="Sect1" text:name="id4">
          <text:h text:style-name="Heading_20_3" text:outline-level="3">Examples</text:h>
          <text:p text:style-name="Text_20_body">For example, to create a cookbook named “my_cookbook” with copyright, email, license, and readme format options specified, enter:</text:p>
          <text:p text:style-name="P5">$ knife cookbook create my_cookbook -c "My Name" -e "my@email.com" -l apachev2 -r md</text:p>
          <text:p text:style-name="Text_20_body">to return something like:</text:p>
          <text:p text:style-name="Preformatted_20_Text">** Creating cookbook my_cookbook</text:p>
          <text:p text:style-name="Preformatted_20_Text">** Creating README for cookbook: my_cookbook</text:p>
          <text:p text:style-name="P5">** Creating metadata for cookbook: my_cookbook</text:p>
        </text:section>
      </text:section>
      <text:section text:style-name="Sect1" text:name="delete">
        <text:h text:style-name="Heading_20_2" text:outline-level="2">delete</text:h>
        <text:p text:style-name="Text_20_body">The <text:span text:style-name="Teletype">delete</text:span> argument is used to delete a specified cookbook or cookbook version on the Chef Server (and not locally).</text:p>
        <text:section text:style-name="Sect1" text:name="id5">
          <text:h text:style-name="Heading_20_3" text:outline-level="3">Syntax</text:h>
          <text:p text:style-name="Text_20_body">This argument has the following syntax:</text:p>
          <text:p text:style-name="P5">$ knife cookbook delete COOKBOOK_NAME [COOKBOOK_VERSION] (options)</text:p>
        </text:section>
        <text:section text:style-name="Sect1" text:name="id6">
          <text:h text:style-name="Heading_20_3" text:outline-level="3">Options</text:h>
          <text:p text:style-name="Text_20_body">This argument has the following options:</text:p>
          <text:p text:style-name="List_20_Heading"><text:span text:style-name="Teletype">-a</text:span>, <text:span text:style-name="Teletype">--all</text:span> </text:p>
          <text:p text:style-name="List_20_Contents">Indicates that a cookbook and every version of that cookbook will be deleted. </text:p>
          <text:p text:style-name="List_20_Heading"><text:soft-page-break/><text:span text:style-name="Teletype">COOKBOOK_VERSION</text:span> </text:p>
          <text:p text:style-name="List_20_Contents">The version of a cookbook to be deleted. If a cookbook has only one version, this option does not need to be specified. If a cookbook has more than one version and this option is not specified, Knife will prompt for a version. </text:p>
          <text:p text:style-name="List_20_Heading"><text:span text:style-name="Teletype">-p</text:span>, <text:span text:style-name="Teletype">--purge</text:span> </text:p>
          <text:p text:style-name="P6">Indicates that a cookbook (or cookbook version) will be removed entirely from the Chef Server. This action should be used carefully because only one copy of any single file is stored on the Chef Server. Consequently, purging a cookbook will disable any other cookbook that references one or more files from a cookbook that has been purged. </text:p>
          <text:section text:style-name="Sect1" text:name="id7">
            <text:h text:style-name="Heading_20_4" text:outline-level="4">knife.rb Settings</text:h>
            <text:p text:style-name="Text_20_body">Note</text:p>
            <text:p text:style-name="Text_20_body">See <text:a xlink:type="simple" xlink:href="http://docs.opscode.com/config_rb_knife.html"><text:span text:style-name="Strong_20_Emphasis">knife.rb</text:span></text:a> for more information about how to add optional settings to the knife.rb file.</text:p>
            <text:p text:style-name="Text_20_body">The following <text:span text:style-name="Teletype">knife client create</text:span> settings can be added to the knife.rb file:</text:p>
            <text:p text:style-name="List_20_Heading"><text:span text:style-name="Teletype">knife[:admin]</text:span> </text:p>
            <text:p text:style-name="List_20_Contents">Use to add the <text:span text:style-name="Teletype">--admin</text:span> option. </text:p>
            <text:p text:style-name="List_20_Heading"><text:span text:style-name="Teletype">knife[:file]</text:span> </text:p>
            <text:p text:style-name="P6">Use to add the <text:span text:style-name="Teletype">--file</text:span> option. </text:p>
          </text:section>
        </text:section>
        <text:section text:style-name="Sect1" text:name="id8">
          <text:h text:style-name="Heading_20_3" text:outline-level="3">Examples</text:h>
          <text:p text:style-name="Text_20_body">For example, to delete version “0.8” from a cookbook named “smartmon”, enter:</text:p>
          <text:p text:style-name="P5">$ knife cookbook delete smartmon version 0.8</text:p>
          <text:p text:style-name="Text_20_body">Type <text:span text:style-name="Teletype">Y</text:span> to confirm a deletion.</text:p>
        </text:section>
      </text:section>
      <text:section text:style-name="Sect1" text:name="download">
        <text:h text:style-name="Heading_20_2" text:outline-level="2">download</text:h>
        <text:p text:style-name="Text_20_body">The <text:span text:style-name="Teletype">download</text:span> argument is used to download a cookbook from the Chef Server to the current working directory.</text:p>
        <text:section text:style-name="Sect1" text:name="id9">
          <text:h text:style-name="Heading_20_3" text:outline-level="3">Syntax</text:h>
          <text:p text:style-name="Text_20_body">This argument has the following syntax:</text:p>
          <text:p text:style-name="P5">$ knife cookbook download COOKBOOK_NAME [COOKBOOK_VERSION] (options)</text:p>
        </text:section>
        <text:section text:style-name="Sect1" text:name="id10">
          <text:h text:style-name="Heading_20_3" text:outline-level="3">Options</text:h>
          <text:p text:style-name="Text_20_body">This argument has the following options:</text:p>
          <text:p text:style-name="List_20_Heading"><text:span text:style-name="Teletype">-d DOWNLOAD_DIRECTORY</text:span>, <text:span text:style-name="Teletype">--dir DOWNLOAD_DIRECTORY</text:span> </text:p>
          <text:p text:style-name="List_20_Contents">The directory into which a cookbook will be downloaded. </text:p>
          <text:p text:style-name="List_20_Heading"><text:span text:style-name="Teletype">-f</text:span>, <text:span text:style-name="Teletype">--force</text:span> </text:p>
          <text:p text:style-name="List_20_Contents">Indicates that an existing directory will be overwritten. </text:p>
          <text:p text:style-name="List_20_Heading"><text:span text:style-name="Teletype">-N</text:span>, <text:span text:style-name="Teletype">--latest</text:span> </text:p>
          <text:p text:style-name="P6">Indicates that the most recent version of a cookbook will be downloaded. </text:p>
          <text:section text:style-name="Sect1" text:name="id11">
            <text:h text:style-name="Heading_20_4" text:outline-level="4"><text:soft-page-break/>knife.rb Settings</text:h>
            <text:p text:style-name="Text_20_body">Note</text:p>
            <text:p text:style-name="Text_20_body">See <text:a xlink:type="simple" xlink:href="http://docs.opscode.com/config_rb_knife.html"><text:span text:style-name="Strong_20_Emphasis">knife.rb</text:span></text:a> for more information about how to add optional settings to the knife.rb file.</text:p>
            <text:p text:style-name="Text_20_body">The following <text:span text:style-name="Teletype">knife client create</text:span> settings can be added to the knife.rb file:</text:p>
            <text:p text:style-name="List_20_Heading"><text:span text:style-name="Teletype">knife[:admin]</text:span> </text:p>
            <text:p text:style-name="List_20_Contents">Use to add the <text:span text:style-name="Teletype">--admin</text:span> option. </text:p>
            <text:p text:style-name="List_20_Heading"><text:span text:style-name="Teletype">knife[:file]</text:span> </text:p>
            <text:p text:style-name="P6">Use to add the <text:span text:style-name="Teletype">--file</text:span> option. </text:p>
          </text:section>
        </text:section>
        <text:section text:style-name="Sect1" text:name="id12">
          <text:h text:style-name="Heading_20_3" text:outline-level="3">Examples</text:h>
          <text:p text:style-name="Text_20_body">For example, to download a cookbook named “smartmon”, enter:</text:p>
          <text:p text:style-name="P5">$ knife cookbook download smartmon</text:p>
        </text:section>
      </text:section>
      <text:section text:style-name="Sect1" text:name="list">
        <text:h text:style-name="Heading_20_2" text:outline-level="2">list</text:h>
        <text:p text:style-name="Text_20_body">The <text:span text:style-name="Teletype">list</text:span> argument is used to view a list of cookbooks that are currently available on the Chef Server. The list will contain only the most recent version for each cookbook by default.</text:p>
        <text:section text:style-name="Sect1" text:name="id13">
          <text:h text:style-name="Heading_20_3" text:outline-level="3">Syntax</text:h>
          <text:p text:style-name="Text_20_body">This argument has the following syntax:</text:p>
          <text:p text:style-name="P5">$ knife cookbook list (options)</text:p>
        </text:section>
        <text:section text:style-name="Sect1" text:name="id14">
          <text:h text:style-name="Heading_20_3" text:outline-level="3">Options</text:h>
          <text:p text:style-name="Text_20_body">This argument has the following options:</text:p>
          <text:p text:style-name="List_20_Heading"><text:span text:style-name="Teletype">-a</text:span>, <text:span text:style-name="Teletype">--all</text:span> </text:p>
          <text:p text:style-name="List_20_Contents">Indicates that all available versions of each cookbook will be returned. </text:p>
          <text:p text:style-name="List_20_Heading"><text:span text:style-name="Teletype">-w</text:span>, <text:span text:style-name="Teletype">--with-uri</text:span> </text:p>
          <text:p text:style-name="P6">Indicates that the corresponding URIs will be shown. </text:p>
          <text:section text:style-name="Sect1" text:name="id15">
            <text:h text:style-name="Heading_20_4" text:outline-level="4">knife.rb Settings</text:h>
            <text:p text:style-name="Text_20_body">Note</text:p>
            <text:p text:style-name="Text_20_body">See <text:a xlink:type="simple" xlink:href="http://docs.opscode.com/config_rb_knife.html"><text:span text:style-name="Strong_20_Emphasis">knife.rb</text:span></text:a> for more information about how to add optional settings to the knife.rb file.</text:p>
            <text:p text:style-name="Text_20_body">The following <text:span text:style-name="Teletype">knife client create</text:span> settings can be added to the knife.rb file:</text:p>
            <text:p text:style-name="List_20_Heading"><text:span text:style-name="Teletype">knife[:admin]</text:span> </text:p>
            <text:p text:style-name="List_20_Contents">Use to add the <text:span text:style-name="Teletype">--admin</text:span> option. </text:p>
            <text:p text:style-name="List_20_Heading"><text:span text:style-name="Teletype">knife[:file]</text:span> </text:p>
            <text:p text:style-name="P6">Use to add the <text:span text:style-name="Teletype">--file</text:span> option. </text:p>
          </text:section>
        </text:section>
        <text:section text:style-name="Sect1" text:name="id16">
          <text:h text:style-name="Heading_20_3" text:outline-level="3">Examples</text:h>
          <text:p text:style-name="Text_20_body">For example:</text:p>
          <text:p text:style-name="P5"><text:soft-page-break/>$ knife cookbook list</text:p>
        </text:section>
      </text:section>
      <text:section text:style-name="Sect1" text:name="metadata">
        <text:h text:style-name="Heading_20_2" text:outline-level="2">metadata</text:h>
        <text:p text:style-name="Text_20_body">The <text:span text:style-name="Teletype">metadata</text:span> argument is used to generate the metadata for one or more cookbooks.</text:p>
        <text:section text:style-name="Sect1" text:name="id17">
          <text:h text:style-name="Heading_20_3" text:outline-level="3">Syntax</text:h>
          <text:p text:style-name="Text_20_body">This argument has the following syntax:</text:p>
          <text:p text:style-name="P5">$ knife cookbook metadata (options)</text:p>
        </text:section>
        <text:section text:style-name="Sect1" text:name="id18">
          <text:h text:style-name="Heading_20_3" text:outline-level="3">Options</text:h>
          <text:p text:style-name="Text_20_body">This argument has the following options:</text:p>
          <text:p text:style-name="List_20_Heading"><text:span text:style-name="Teletype">-a</text:span>, <text:span text:style-name="Teletype">--all</text:span> </text:p>
          <text:p text:style-name="List_20_Contents">Indicates that metadata should be generated for all cookbooks, and not just for a specified cookbook. </text:p>
          <text:p text:style-name="List_20_Heading"><text:span text:style-name="Teletype">-o PATH:PATH</text:span>, <text:span text:style-name="Teletype">--cookbook-path PATH:PATH</text:span> </text:p>
          <text:p text:style-name="P6">The directory in which cookbook are created. This can be a colon-separated path. </text:p>
          <text:section text:style-name="Sect1" text:name="id19">
            <text:h text:style-name="Heading_20_4" text:outline-level="4">knife.rb Settings</text:h>
            <text:p text:style-name="Text_20_body">Note</text:p>
            <text:p text:style-name="Text_20_body">See <text:a xlink:type="simple" xlink:href="http://docs.opscode.com/config_rb_knife.html"><text:span text:style-name="Strong_20_Emphasis">knife.rb</text:span></text:a> for more information about how to add optional settings to the knife.rb file.</text:p>
            <text:p text:style-name="Text_20_body">The following <text:span text:style-name="Teletype">knife client create</text:span> settings can be added to the knife.rb file:</text:p>
            <text:p text:style-name="List_20_Heading"><text:span text:style-name="Teletype">knife[:admin]</text:span> </text:p>
            <text:p text:style-name="List_20_Contents">Use to add the <text:span text:style-name="Teletype">--admin</text:span> option. </text:p>
            <text:p text:style-name="List_20_Heading"><text:span text:style-name="Teletype">knife[:file]</text:span> </text:p>
            <text:p text:style-name="P6">Use to add the <text:span text:style-name="Teletype">--file</text:span> option. </text:p>
          </text:section>
        </text:section>
        <text:section text:style-name="Sect1" text:name="id20">
          <text:h text:style-name="Heading_20_3" text:outline-level="3">Examples</text:h>
          <text:p text:style-name="Text_20_body">For example, to generate metadata for all cookbooks:</text:p>
          <text:p text:style-name="P5">$ knife cookbook metadata -a</text:p>
        </text:section>
      </text:section>
      <text:section text:style-name="Sect1" text:name="metadata-from-file">
        <text:h text:style-name="Heading_20_2" text:outline-level="2">metadata from file</text:h>
        <text:p text:style-name="Text_20_body">The <text:span text:style-name="Teletype">metadata from file</text:span> argument is used to load the metadata for a cookbook from a file.</text:p>
        <text:section text:style-name="Sect1" text:name="id21">
          <text:h text:style-name="Heading_20_3" text:outline-level="3">Syntax</text:h>
          <text:p text:style-name="Text_20_body">This argument has the following syntax:</text:p>
          <text:p text:style-name="P5">$ knife cookbook metadata from file FILE</text:p>
        </text:section>
        <text:section text:style-name="Sect1" text:name="id22">
          <text:h text:style-name="Heading_20_3" text:outline-level="3"><text:soft-page-break/>Options</text:h>
          <text:p text:style-name="Text_20_body">This command does not have any specific options.</text:p>
        </text:section>
        <text:section text:style-name="Sect1" text:name="id23">
          <text:h text:style-name="Heading_20_3" text:outline-level="3">Examples</text:h>
          <text:p text:style-name="Text_20_body">For example:</text:p>
          <text:p text:style-name="P5">$ knife cookbook metadta from file /path/to/file</text:p>
        </text:section>
      </text:section>
      <text:section text:style-name="Sect1" text:name="show">
        <text:h text:style-name="Heading_20_2" text:outline-level="2">show</text:h>
        <text:p text:style-name="Text_20_body">The <text:span text:style-name="Teletype">show</text:span> argument is used to view information about a cookbook, parts of a cookbook (attributes, definitions, files, libraries, providers, recipes, resources, and templates), or a file that is associated with a cookbook (including attributes such as checksum or specificity).</text:p>
        <text:section text:style-name="Sect1" text:name="id24">
          <text:h text:style-name="Heading_20_3" text:outline-level="3">Syntax</text:h>
          <text:p text:style-name="Text_20_body">This argument has the following syntax:</text:p>
          <text:p text:style-name="P5">$ knife cookbook show COOKBOOK_NAME [COOKBOOK_VERSION] [PART...] [FILE_NAME] (options)</text:p>
        </text:section>
        <text:section text:style-name="Sect1" text:name="id25">
          <text:h text:style-name="Heading_20_3" text:outline-level="3">Options</text:h>
          <text:p text:style-name="Text_20_body">This argument has the following options:</text:p>
          <text:p text:style-name="List_20_Heading"><text:span text:style-name="Teletype">COOKBOOK_VERSION</text:span> </text:p>
          <text:p text:style-name="List_20_Contents">The version of a cookbook to be shown. If a cookbook has only one version, this option does not need to be specified. If a cookbook has more than one version and this option is not specified, a list of cookbook versions will be returned. </text:p>
          <text:p text:style-name="List_20_Heading"><text:span text:style-name="Teletype">-f FQDN</text:span>, <text:span text:style-name="Teletype">--fqdn FQDN</text:span> </text:p>
          <text:p text:style-name="List_20_Contents">The FQDN of the host. </text:p>
          <text:p text:style-name="List_20_Heading"><text:span text:style-name="Teletype">FILE_NAME</text:span> </text:p>
          <text:p text:style-name="List_20_Contents">The name of a file that is associated with a cookbook. </text:p>
          <text:p text:style-name="List_20_Heading"><text:span text:style-name="Teletype">-p PLATFORM</text:span>, <text:span text:style-name="Teletype">--platform PLATFORM</text:span> </text:p>
          <text:p text:style-name="List_20_Contents">The platform for which a cookbook is designed. </text:p>
          <text:p text:style-name="List_20_Heading"><text:span text:style-name="Teletype">PART</text:span> </text:p>
          <text:p text:style-name="List_20_Contents">The part of the cookbook to show: <text:span text:style-name="Teletype">attributes</text:span>, <text:span text:style-name="Teletype">definitions</text:span>, <text:span text:style-name="Teletype">files</text:span>, <text:span text:style-name="Teletype">libraries</text:span>, <text:span text:style-name="Teletype">providers</text:span>, <text:span text:style-name="Teletype">recipes</text:span>, <text:span text:style-name="Teletype">resources</text:span>, or <text:span text:style-name="Teletype">templates</text:span>. More than one part can be specified. </text:p>
          <text:p text:style-name="List_20_Heading"><text:span text:style-name="Teletype">-V PLATFORM_VERSION</text:span>, <text:span text:style-name="Teletype">--platform-version PLATFORM_VERSION</text:span> </text:p>
          <text:p text:style-name="List_20_Contents">The version of the platform. </text:p>
          <text:p text:style-name="List_20_Heading"><text:span text:style-name="Teletype">-w</text:span>, <text:span text:style-name="Teletype">--with-uri</text:span> </text:p>
          <text:p text:style-name="P6">Indicates that the corresponding URIs will be shown. </text:p>
          <text:section text:style-name="Sect1" text:name="id26">
            <text:h text:style-name="Heading_20_4" text:outline-level="4">knife.rb Settings</text:h>
            <text:p text:style-name="Text_20_body">Note</text:p>
            <text:p text:style-name="Text_20_body">See <text:a xlink:type="simple" xlink:href="http://docs.opscode.com/config_rb_knife.html"><text:span text:style-name="Strong_20_Emphasis">knife.rb</text:span></text:a> for more information about how to add optional settings to the knife.rb file.</text:p>
            <text:p text:style-name="Text_20_body">The following <text:span text:style-name="Teletype">knife client create</text:span> settings can be added to the knife.rb file:</text:p>
            <text:p text:style-name="List_20_Heading"><text:span text:style-name="Teletype">knife[:admin]</text:span> </text:p>
            <text:p text:style-name="List_20_Contents"><text:soft-page-break/>Use to add the <text:span text:style-name="Teletype">--admin</text:span> option. </text:p>
            <text:p text:style-name="List_20_Heading"><text:span text:style-name="Teletype">knife[:file]</text:span> </text:p>
            <text:p text:style-name="P6">Use to add the <text:span text:style-name="Teletype">--file</text:span> option. </text:p>
          </text:section>
        </text:section>
        <text:section text:style-name="Sect1" text:name="id27">
          <text:h text:style-name="Heading_20_3" text:outline-level="3">Examples</text:h>
          <text:p text:style-name="Text_20_body">For example, to get the list of available versions of a cookbook named “getting-started”, enter:</text:p>
          <text:p text:style-name="P5">$ knife cookbook show getting-started</text:p>
          <text:p text:style-name="Text_20_body">to return something like:</text:p>
          <text:p text:style-name="P5">getting-started <text:s text:c="2"/>0.3.0 <text:s/>0.2.0</text:p>
          <text:p text:style-name="Text_20_body">To show a list of data about a cookbook using the name of the cookbook and the version, enter:</text:p>
          <text:p text:style-name="P5">$ knife cookbook show getting-started 0.3.0</text:p>
          <text:p text:style-name="Text_20_body">to return something like:</text:p>
          <text:p text:style-name="Preformatted_20_Text">attributes:</text:p>
          <text:p text:style-name="Preformatted_20_Text"><text:s text:c="2"/>checksum: <text:s text:c="4"/>fa0fc4abf3f6787aeb5c3c5c35de667c</text:p>
          <text:p text:style-name="Preformatted_20_Text"><text:s text:c="2"/>name: <text:s text:c="8"/>default.rb</text:p>
          <text:p text:style-name="Preformatted_20_Text"><text:s text:c="2"/>path: <text:s text:c="8"/>attributes/default.rb</text:p>
          <text:p text:style-name="Preformatted_20_Text"><text:s text:c="2"/>specificity: <text:s/>default</text:p>
          <text:p text:style-name="Preformatted_20_Text"><text:s text:c="2"/>url: <text:s text:c="9"/>https://somelongurlhere.com</text:p>
          <text:p text:style-name="Preformatted_20_Text">chef_type: <text:s text:c="5"/>cookbook_version</text:p>
          <text:p text:style-name="Preformatted_20_Text">cookbook_name: <text:s/>getting-started</text:p>
          <text:p text:style-name="Preformatted_20_Text">definitions: <text:s text:c="3"/>[]</text:p>
          <text:p text:style-name="Preformatted_20_Text">files: <text:s text:c="9"/>[]</text:p>
          <text:p text:style-name="Preformatted_20_Text">frozen?: <text:s text:c="7"/>false</text:p>
          <text:p text:style-name="Preformatted_20_Text">json_class: <text:s text:c="4"/>Chef::CookbookVersion</text:p>
          <text:p text:style-name="P5">libraries: <text:s text:c="5"/>[]</text:p>
          <text:p text:style-name="Text_20_body">To only view data about “templates”, enter:</text:p>
          <text:p text:style-name="P5">$ knife cookbook show getting-started 0.3.0 templates</text:p>
          <text:p text:style-name="Text_20_body">to return something like:</text:p>
          <text:p text:style-name="Preformatted_20_Text">checksum: <text:s text:c="4"/>a29d6f254577b830091f140c3a78b1fe</text:p>
          <text:p text:style-name="Preformatted_20_Text">name: <text:s text:c="8"/>chef-getting-started.txt.erb</text:p>
          <text:p text:style-name="Preformatted_20_Text">path: <text:s text:c="8"/>templates/default/chef-getting-started.txt.erb</text:p>
          <text:p text:style-name="Preformatted_20_Text">specificity: <text:s/>default</text:p>
          <text:p text:style-name="P5">url: <text:s text:c="9"/>https://someurlhere.com</text:p>
          <text:p text:style-name="Text_20_body">To see if a cookbook named “redis” with a version number of “0.1.6” is frozen, enter:</text:p>
          <text:p text:style-name="P5">$ knife cookbook show redis 0.1.6 | grep frozen</text:p>
          <text:p text:style-name="Text_20_body">If the cookbook is frozen, something like the following is returned:</text:p>
          <text:p text:style-name="P5">frozen?: <text:s text:c="7"/>true</text:p>
          <text:p text:style-name="Text_20_body">To view information in JSON format, use the <text:span text:style-name="Teletype">-F</text:span> common option as part of the command like this:</text:p>
          <text:p text:style-name="P5">$ knife cookbook show getting-started -F json</text:p>
          <text:p text:style-name="Text_20_body">Other formats available include <text:span text:style-name="Teletype">text</text:span>, <text:span text:style-name="Teletype">yaml</text:span>, and <text:span text:style-name="Teletype">pp</text:span>.</text:p>
        </text:section>
      </text:section>
      <text:section text:style-name="Sect1" text:name="test">
        <text:h text:style-name="Heading_20_2" text:outline-level="2"><text:soft-page-break/>test</text:h>
        <text:p text:style-name="Text_20_body">The <text:span text:style-name="Teletype">test</text:span> argument is used to test a cookbook for syntax errors. This argument uses Ruby syntax checking to verify every file in a cookbook that ends in .rb and erb.</text:p>
        <text:section text:style-name="Sect1" text:name="id28">
          <text:h text:style-name="Heading_20_3" text:outline-level="3">Syntax</text:h>
          <text:p text:style-name="Text_20_body">This argument has the following syntax:</text:p>
          <text:p text:style-name="P5">$ knife cookbook test COOKBOOK_NAME (options)</text:p>
        </text:section>
        <text:section text:style-name="Sect1" text:name="id29">
          <text:h text:style-name="Heading_20_3" text:outline-level="3">Options</text:h>
          <text:p text:style-name="Text_20_body">This argument has the following options:</text:p>
          <text:p text:style-name="List_20_Heading"><text:span text:style-name="Teletype">-a</text:span>, <text:span text:style-name="Teletype">--all</text:span> </text:p>
          <text:p text:style-name="List_20_Contents">Indicates that all cookbooks will be tested. </text:p>
          <text:p text:style-name="List_20_Heading"><text:span text:style-name="Teletype">-o PATH:PATH</text:span>, <text:span text:style-name="Teletype">--cookbook-path PATH:PATH</text:span> </text:p>
          <text:p text:style-name="P6">The directory in which cookbook are created. This can be a colon-separated path. </text:p>
          <text:section text:style-name="Sect1" text:name="id30">
            <text:h text:style-name="Heading_20_4" text:outline-level="4">knife.rb Settings</text:h>
            <text:p text:style-name="Text_20_body">Note</text:p>
            <text:p text:style-name="Text_20_body">See <text:a xlink:type="simple" xlink:href="http://docs.opscode.com/config_rb_knife.html"><text:span text:style-name="Strong_20_Emphasis">knife.rb</text:span></text:a> for more information about how to add optional settings to the knife.rb file.</text:p>
            <text:p text:style-name="Text_20_body">The following <text:span text:style-name="Teletype">knife client create</text:span> settings can be added to the knife.rb file:</text:p>
            <text:p text:style-name="List_20_Heading"><text:span text:style-name="Teletype">knife[:admin]</text:span> </text:p>
            <text:p text:style-name="List_20_Contents">Use to add the <text:span text:style-name="Teletype">--admin</text:span> option. </text:p>
            <text:p text:style-name="List_20_Heading"><text:span text:style-name="Teletype">knife[:file]</text:span> </text:p>
            <text:p text:style-name="P6">Use to add the <text:span text:style-name="Teletype">--file</text:span> option. </text:p>
          </text:section>
        </text:section>
        <text:section text:style-name="Sect1" text:name="id31">
          <text:h text:style-name="Heading_20_3" text:outline-level="3">Examples</text:h>
          <text:p text:style-name="Text_20_body">For example, to test a cookbook named “getting-started”, enter:</text:p>
          <text:p text:style-name="P5">$ knife cookbook test getting-started</text:p>
        </text:section>
      </text:section>
      <text:section text:style-name="Sect1" text:name="upload">
        <text:h text:style-name="Heading_20_2" text:outline-level="2">upload</text:h>
        <text:p text:style-name="Text_20_body">The <text:span text:style-name="Teletype">upload</text:span> argument is used to upload one or more cookbooks (and any files that are associated with those cookbooks) from a local repository to the Chef Server. Only files that do not already exist on the Chef Server will be uploaded.</text:p>
        <text:p text:style-name="Text_20_body">Note</text:p>
        <text:p text:style-name="Text_20_body">Use a chefignore file to prevent the upload of specific files and file types, such as temporary files or files placed in folders by version control systems. The chefignore file must be located in the root of the cookbook repository and must use rules similar to filename globbing (as defined by the Ruby File.fnmatch syntax).</text:p>
        <text:section text:style-name="Sect1" text:name="id32">
          <text:h text:style-name="Heading_20_3" text:outline-level="3">Syntax</text:h>
          <text:p text:style-name="Text_20_body">This argument has the following syntax:</text:p>
          <text:p text:style-name="P5"><text:soft-page-break/>$ knife cookbook upload [COOKBOOK_NAME...] (options)</text:p>
        </text:section>
        <text:section text:style-name="Sect1" text:name="id33">
          <text:h text:style-name="Heading_20_3" text:outline-level="3">Options</text:h>
          <text:p text:style-name="Text_20_body">This argument has the following options:</text:p>
          <text:p text:style-name="List_20_Heading"><text:span text:style-name="Teletype">-a</text:span>, <text:span text:style-name="Teletype">--all</text:span> </text:p>
          <text:p text:style-name="List_20_Contents">Indicates that all cookbooks will be uploaded. </text:p>
          <text:p text:style-name="List_20_Heading"><text:span text:style-name="Teletype">-d</text:span>, <text:span text:style-name="Teletype">--include-dependencies</text:span> </text:p>
          <text:p text:style-name="List_20_Contents">Indicates that when a cookbook has a dependency on one (or more) cookbooks, those cookbooks will also be uploaded. </text:p>
          <text:p text:style-name="List_20_Heading"><text:span text:style-name="Teletype">--force</text:span> </text:p>
          <text:p text:style-name="List_20_Contents">Indicates that a cookbook should be updated even if the <text:span text:style-name="Teletype">--freeze</text:span> flag has been set. </text:p>
          <text:p text:style-name="List_20_Heading"><text:span text:style-name="Teletype">--freeze</text:span> </text:p>
          <text:p text:style-name="List_20_Contents">Indicates that a cookbook cannot be modified; any changes to this cookbook must be included as a new version. Only the <text:span text:style-name="Teletype">--force</text:span> option can override this setting. </text:p>
          <text:p text:style-name="List_20_Heading"><text:span text:style-name="Teletype">-o PATH:PATH</text:span>, <text:span text:style-name="Teletype">--cookbook-path PATH:PATH</text:span> </text:p>
          <text:p text:style-name="P6">The directory in which cookbook are created. This can be a colon-separated path. </text:p>
          <text:section text:style-name="Sect1" text:name="id34">
            <text:h text:style-name="Heading_20_4" text:outline-level="4">knife.rb Settings</text:h>
            <text:p text:style-name="Text_20_body">Note</text:p>
            <text:p text:style-name="Text_20_body">See <text:a xlink:type="simple" xlink:href="http://docs.opscode.com/config_rb_knife.html"><text:span text:style-name="Strong_20_Emphasis">knife.rb</text:span></text:a> for more information about how to add optional settings to the knife.rb file.</text:p>
            <text:p text:style-name="Text_20_body">The following <text:span text:style-name="Teletype">knife client create</text:span> settings can be added to the knife.rb file:</text:p>
            <text:p text:style-name="List_20_Heading"><text:span text:style-name="Teletype">knife[:admin]</text:span> </text:p>
            <text:p text:style-name="List_20_Contents">Use to add the <text:span text:style-name="Teletype">--admin</text:span> option. </text:p>
            <text:p text:style-name="List_20_Heading"><text:span text:style-name="Teletype">knife[:file]</text:span> </text:p>
            <text:p text:style-name="P6">Use to add the <text:span text:style-name="Teletype">--file</text:span> option. </text:p>
          </text:section>
        </text:section>
        <text:section text:style-name="Sect1" text:name="id35">
          <text:h text:style-name="Heading_20_3" text:outline-level="3">Examples</text:h>
          <text:p text:style-name="Text_20_body">For example:</text:p>
          <text:p text:style-name="P5">$ knife cookbook upload getting-started</text:p>
          <text:p text:style-name="Text_20_body">To upload a cookbook, and then prevent other users from being able to make changes to it, enter:</text:p>
          <text:p text:style-name="P5">$ knife cookbook upload redis --freeze</text:p>
          <text:p text:style-name="Text_20_body">To return:</text:p>
          <text:p text:style-name="Preformatted_20_Text">Uploading redis...</text:p>
          <text:p text:style-name="P5">Upload completed</text:p>
          <text:p text:style-name="Text_20_body">If a cookbook is frozen and the <text:span text:style-name="Teletype">--force</text:span> option is not specified, Knife will return an error message similar to the following:</text:p>
          <text:p text:style-name="Preformatted_20_Text">Uploading redis...</text:p>
          <text:p text:style-name="P5">ERROR: Version 0.1.6 of cookbook redis is frozen. Use --force to override.</text:p>
        </text:section>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Devanagari"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Devanagari2" style:font-size-complex="10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Lohit Devanagar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Devanagari"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Lohit Devanagari"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 Mono" style:font-name-complex="Lohit Devanagari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yuzhe </meta:initial-creator>
    <meta:creation-date>2013-06-14T11:34:32</meta:creation-date>
    <dc:date>2013-06-14T11:35:19</dc:date>
    <dc:creator>luyuzhe </dc:creator>
    <meta:editing-duration>P0D</meta:editing-duration>
    <meta:editing-cycles>1</meta:editing-cycles>
    <meta:document-statistic meta:table-count="0" meta:image-count="0" meta:object-count="0" meta:page-count="10" meta:paragraph-count="307" meta:word-count="2310" meta:character-count="14582" meta:non-whitespace-character-count="12418"/>
    <meta:generator>LibreOffice/4.0.3.3$Linux_X86_64 LibreOffice_project/0eaa50a932c8f2199a615e1eb30f7ac74279539</meta:generator>
  </office:meta>
</office:document-meta>
</file>